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08000000082CA04B16BAE3525F.png" manifest:media-type="image/png"/>
  <manifest:file-entry manifest:full-path="Pictures/100000000000000800000008B2AA4E6A4F6D2D73.png" manifest:media-type="image/png"/>
  <manifest:file-entry manifest:full-path="Pictures/1000020100000185000001132A5698A1F95B0384.png" manifest:media-type="image/png"/>
  <manifest:file-entry manifest:full-path="Pictures/1000000000000008000000087E6FD3C1D8C58AC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width="true" fo:min-height="0.281cm" fo:min-width="1.221cm"/>
    </style:style>
    <style:style style:name="gr2" style:family="graphic" style:parent-style-name="standard">
      <style:graphic-properties draw:stroke="none" svg:stroke-color="#000000" draw:fill="none" draw:fill-color="#ffffff" draw:auto-grow-width="true" fo:min-height="0.281cm" fo:min-width="0.256cm"/>
    </style:style>
    <style:style style:name="gr3" style:family="graphic" style:parent-style-name="standard">
      <style:graphic-properties draw:stroke="none" svg:stroke-color="#000000" draw:fill="none" draw:fill-color="#ffffff" draw:auto-grow-width="true" fo:min-height="0.281cm" fo:min-width="0.857cm"/>
    </style:style>
    <style:style style:name="gr4" style:family="graphic" style:parent-style-name="standard">
      <style:graphic-properties draw:stroke="none" svg:stroke-color="#000000" draw:fill="none" draw:fill-color="#ffffff" draw:auto-grow-width="true" fo:min-height="0.281cm" fo:min-width="1.958cm"/>
    </style:style>
    <style:style style:name="gr5" style:family="graphic" style:parent-style-name="standard">
      <style:graphic-properties draw:stroke="none" svg:stroke-color="#000000" draw:fill="none" draw:fill-color="#ffffff" draw:auto-grow-width="true" fo:min-height="0.281cm" fo:min-width="1.412cm"/>
    </style:style>
    <style:style style:name="gr6" style:family="graphic" style:parent-style-name="standard">
      <style:graphic-properties draw:stroke="none" svg:stroke-color="#000000" draw:fill="none" draw:fill-color="#ffffff" draw:auto-grow-width="true" fo:min-height="0.281cm" fo:min-width="1.467cm"/>
    </style:style>
    <style:style style:name="gr7" style:family="graphic" style:parent-style-name="standard">
      <style:graphic-properties draw:stroke="none" svg:stroke-color="#000000" draw:fill="none" draw:fill-color="#ffffff" draw:auto-grow-width="true" fo:min-height="0.281cm" fo:min-width="0.273cm"/>
    </style:style>
    <style:style style:name="gr8" style:family="graphic" style:parent-style-name="standard">
      <style:graphic-properties draw:stroke="none" svg:stroke-color="#000000" draw:fill="none" draw:fill-color="#ffffff" draw:auto-grow-width="true" fo:min-height="0.281cm" fo:min-width="1.534cm"/>
    </style:style>
    <style:style style:name="gr9" style:family="graphic" style:parent-style-name="standard">
      <style:graphic-properties draw:stroke="none" svg:stroke-color="#000000" draw:fill="none" draw:fill-color="#ffffff" draw:auto-grow-width="true" fo:min-height="0.281cm" fo:min-width="0.756cm"/>
    </style:style>
    <style:style style:name="gr10" style:family="graphic" style:parent-style-name="standard">
      <style:graphic-properties draw:stroke="none" svg:stroke-color="#000000" draw:fill="none" draw:fill-color="#ffffff" draw:auto-grow-width="false" fo:min-height="1.001cm"/>
    </style:style>
    <style:style style:name="gr11" style:family="graphic" style:parent-style-name="standard">
      <style:graphic-properties draw:stroke="none" svg:stroke-color="#000000" draw:fill="none" draw:fill-color="#ffffff" draw:auto-grow-width="true" fo:min-height="0.399cm" fo:min-width="1cm"/>
    </style:style>
    <style:style style:name="gr12" style:family="graphic" style:parent-style-name="standard">
      <style:graphic-properties draw:stroke="none" svg:stroke-color="#000000" draw:fill="none" draw:fill-color="#ffffff" fo:min-height="1.45cm"/>
    </style:style>
    <style:style style:name="gr13" style:family="graphic" style:parent-style-name="standard">
      <style:graphic-properties draw:stroke="solid" svg:stroke-width="0cm" svg:stroke-color="#000000" draw:marker-start-width="0.175cm" draw:marker-end-width="0.175cm" draw:textarea-horizontal-align="center" draw:textarea-vertical-align="middle" fo:padding-top="0cm" fo:padding-bottom="0cm" fo:padding-left="0cm" fo:padding-right="0cm"/>
    </style:style>
    <style:style style:name="gr14" style:family="graphic" style:parent-style-name="standard">
      <style:graphic-properties svg:stroke-width="0.04cm" draw:marker-start-width="0.26cm" draw:marker-end-width="0.26cm" draw:fill="none" draw:textarea-horizontal-align="center" draw:textarea-vertical-align="middle" fo:padding-top="0.145cm" fo:padding-bottom="0.145cm" fo:padding-left="0.27cm" fo:padding-right="0.27cm"/>
    </style:style>
    <style:style style:name="gr15" style:family="graphic" style:parent-style-name="standard">
      <style:graphic-properties draw:stroke="none" svg:stroke-color="#000000" draw:fill="none" draw:fill-color="#ffffff" fo:min-height="1.4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color="#ffffff" draw:textarea-horizontal-align="justify" draw:textarea-vertical-align="middle" draw:auto-grow-height="false" fo:min-height="8.95cm" fo:min-width="6.9cm"/>
    </style:style>
    <style:style style:name="gr18" style:family="graphic" style:parent-style-name="objectwithoutfill">
      <style:graphic-properties draw:marker-end="" draw:marker-end-width="0.3cm" draw:fill="none" draw:textarea-horizontal-align="center" draw:textarea-vertical-align="middle"/>
    </style:style>
    <style:style style:name="gr19" style:family="graphic" style:parent-style-name="standard">
      <style:graphic-properties draw:fill="bitmap" draw:fill-color="#ffffff" draw:fill-image-name="Small_20_Grid" draw:textarea-horizontal-align="justify" draw:textarea-vertical-align="middle" draw:auto-grow-height="false" fo:min-height="0.174cm" fo:min-width="0cm"/>
    </style:style>
    <style:style style:name="gr20" style:family="graphic" style:parent-style-name="objectwithoutfill">
      <style:graphic-properties draw:marker-start="Arrow" draw:marker-end="Arrow" draw:fill="none" draw:textarea-horizontal-align="center" draw:textarea-vertical-align="middle"/>
    </style:style>
    <style:style style:name="gr21" style:family="graphic" style:parent-style-name="objectwithoutfill">
      <style:graphic-properties draw:marker-end="" draw:fill="none" draw:textarea-horizontal-align="center" draw:textarea-vertical-align="middle"/>
    </style:style>
    <style:style style:name="gr22" style:family="graphic" style:parent-style-name="standard">
      <style:graphic-properties draw:stroke="none" svg:stroke-color="#000000" draw:fill="none" draw:fill-color="#ffffff" fo:min-height="0.35cm"/>
    </style:style>
    <style:style style:name="gr23" style:family="graphic" style:parent-style-name="standard">
      <style:graphic-properties draw:stroke="none" svg:stroke-color="#000000" draw:fill="none" draw:fill-color="#ffffff" draw:textarea-vertical-align="middle" fo:min-height="1.25cm"/>
    </style:style>
    <style:style style:name="gr24" style:family="graphic" style:parent-style-name="standard">
      <style:graphic-properties draw:stroke="none" svg:stroke-color="#000000" draw:fill="none" draw:fill-color="#ffffff" fo:min-height="0.45cm"/>
    </style:style>
    <style:style style:name="gr25" style:family="graphic" style:parent-style-name="objectwithoutfill">
      <style:graphic-properties draw:marker-end="Arrow" draw:fill="none" draw:textarea-horizontal-align="center" draw:textarea-vertical-align="middle"/>
    </style:style>
    <style:style style:name="gr26" style:family="graphic" style:parent-style-name="objectwithoutfill">
      <style:graphic-properties draw:fill="none" draw:textarea-horizontal-align="center" draw:textarea-vertical-align="middle"/>
    </style:style>
    <style:style style:name="gr27" style:family="graphic" style:parent-style-name="objectwithoutfill">
      <style:graphic-properties draw:marker-start="Arrow" draw:fill="none" draw:textarea-horizontal-align="center" draw:textarea-vertical-align="middle"/>
    </style:style>
    <style:style style:name="P1" style:family="paragraph">
      <loext:graphic-properties draw:fill="none" draw:fill-color="#ffffff"/>
      <style:text-properties fo:font-size="7pt" style:font-size-asian="7pt" style:font-size-complex="7pt"/>
    </style:style>
    <style:style style:name="P2" style:family="paragraph">
      <style:paragraph-properties fo:text-align="center"/>
    </style:style>
    <style:style style:name="P3" style:family="paragraph">
      <loext:graphic-properties draw:fill="none" draw:fill-color="#ffffff"/>
      <style:text-properties fo:font-size="12pt" fo:font-weight="bold" style:font-size-asian="12pt" style:font-weight-asian="bold" style:font-size-complex="12pt" style:font-weight-complex="bold"/>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style:paragraph-properties fo:line-height="150%"/>
    </style:style>
    <style:style style:name="P6" style:family="paragraph">
      <loext:graphic-properties draw:fill="none" draw:fill-color="#ffffff"/>
      <style:paragraph-properties fo:line-height="15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paragraph-properties fo:text-align="center"/>
    </style:style>
    <style:style style:name="P10" style:family="paragraph">
      <loext:graphic-properties draw:fill="bitmap" draw:fill-color="#ffffff" draw:fill-image-name="Small_20_Grid"/>
      <style:paragraph-properties fo:text-align="center"/>
    </style:style>
    <style:style style:name="P11" style:family="paragraph">
      <style:text-properties fo:font-size="12pt" style:font-size-asian="12pt" style:font-size-complex="12pt"/>
    </style:style>
    <style:style style:name="P12" style:family="paragraph">
      <loext:graphic-properties draw:fill="none" draw:fill-color="#ffffff"/>
      <style:text-properties fo:font-size="12pt" style:font-size-asian="12pt" style:font-size-complex="12pt"/>
    </style:style>
    <style:style style:name="T1" style:family="text">
      <style:text-properties fo:font-size="7pt" style:font-size-asian="7pt" style:font-size-complex="7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color="#000000" style:text-outline="false" style:text-line-through-style="none" style:text-line-through-type="none" style:font-name="Arial" fo:font-size="7pt" fo:letter-spacing="normal" fo:font-style="normal" fo:text-shadow="none" style:text-underline-style="none" fo:font-weight="normal" style:text-underline-mode="continuous" style:text-overline-mode="continuous" style:text-line-through-mode="continuous" style:font-name-asian="Arial" style:font-size-asian="7pt" style:font-weight-asian="normal" style:font-name-complex="Arial" style:font-size-complex="7pt" style:font-weight-complex="normal" style:text-scale="100%"/>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ormvorlage_5f_-_5f_technische_5f_zeichnung_5f_v200904">
        <draw:frame draw:style-name="gr1" draw:text-style-name="P1" draw:layer="Beschriftung" svg:width="1.721cm" svg:height="0.531cm" svg:x="10.241cm" svg:y="16.85cm">
          <draw:text-box>
            <text:p><text:span text:style-name="T1">01.07.2019</text:span></text:p>
          </draw:text-box>
        </draw:frame>
        <draw:frame draw:style-name="gr2" draw:text-style-name="P1" draw:layer="Beschriftung" svg:width="0.756cm" svg:height="0.531cm" svg:x="10.725cm" svg:y="17.251cm">
          <draw:text-box>
            <text:p><text:span text:style-name="T1">---</text:span></text:p>
          </draw:text-box>
        </draw:frame>
        <draw:frame draw:style-name="gr2" draw:text-style-name="P1" draw:layer="Beschriftung" svg:width="0.756cm" svg:height="0.531cm" svg:x="10.725cm" svg:y="17.652cm">
          <draw:text-box>
            <text:p><text:span text:style-name="T1">---</text:span></text:p>
          </draw:text-box>
        </draw:frame>
        <draw:frame draw:style-name="gr2" draw:text-style-name="P1" draw:layer="Beschriftung" svg:width="0.756cm" svg:height="0.531cm" svg:x="10.725cm" svg:y="18.053cm">
          <draw:text-box>
            <text:p><text:span text:style-name="T1">---</text:span></text:p>
          </draw:text-box>
        </draw:frame>
        <draw:frame draw:style-name="gr2" draw:text-style-name="P1" draw:layer="Beschriftung" svg:width="0.756cm" svg:height="0.531cm" svg:x="10.725cm" svg:y="18.454cm">
          <draw:text-box>
            <text:p><text:span text:style-name="T1">---</text:span></text:p>
          </draw:text-box>
        </draw:frame>
        <draw:frame draw:style-name="gr2" draw:text-style-name="P1" draw:layer="Beschriftung" svg:width="0.756cm" svg:height="0.531cm" svg:x="10.725cm" svg:y="18.855cm">
          <draw:text-box>
            <text:p><text:span text:style-name="T1">---</text:span></text:p>
          </draw:text-box>
        </draw:frame>
        <draw:frame draw:style-name="gr3" draw:text-style-name="P1" draw:layer="Beschriftung" svg:width="1.357cm" svg:height="0.531cm" svg:x="10.427cm" svg:y="19.257cm">
          <draw:text-box>
            <text:p><text:span text:style-name="T1">DATUM</text:span></text:p>
          </draw:text-box>
        </draw:frame>
        <draw:frame draw:style-name="gr3" draw:text-style-name="P1" draw:layer="Beschriftung" svg:width="1.357cm" svg:height="0.531cm" svg:x="10.426cm" svg:y="19.257cm">
          <draw:text-box>
            <text:p><text:span text:style-name="T1">DATUM</text:span></text:p>
          </draw:text-box>
        </draw:frame>
        <draw:frame draw:style-name="gr4" draw:text-style-name="P1" draw:layer="Beschriftung" svg:width="2.458cm" svg:height="0.531cm" svg:x="13.382cm" svg:y="16.851cm">
          <draw:text-box>
            <text:p><text:span text:style-name="T1">Zeichnung erstellt</text:span></text:p>
          </draw:text-box>
        </draw:frame>
        <draw:frame draw:style-name="gr2" draw:text-style-name="P1" draw:layer="Beschriftung" svg:width="0.756cm" svg:height="0.531cm" svg:x="14.225cm" svg:y="17.252cm">
          <draw:text-box>
            <text:p><text:span text:style-name="T1">---</text:span></text:p>
          </draw:text-box>
        </draw:frame>
        <draw:frame draw:style-name="gr2" draw:text-style-name="P1" draw:layer="Beschriftung" svg:width="0.756cm" svg:height="0.531cm" svg:x="14.225cm" svg:y="17.653cm">
          <draw:text-box>
            <text:p><text:span text:style-name="T1">---</text:span></text:p>
          </draw:text-box>
        </draw:frame>
        <draw:frame draw:style-name="gr2" draw:text-style-name="P1" draw:layer="Beschriftung" svg:width="0.756cm" svg:height="0.531cm" svg:x="14.225cm" svg:y="18.054cm">
          <draw:text-box>
            <text:p><text:span text:style-name="T1">---</text:span></text:p>
          </draw:text-box>
        </draw:frame>
        <draw:frame draw:style-name="gr2" draw:text-style-name="P1" draw:layer="Beschriftung" svg:width="0.756cm" svg:height="0.531cm" svg:x="14.225cm" svg:y="18.455cm">
          <draw:text-box>
            <text:p><text:span text:style-name="T1">---</text:span></text:p>
          </draw:text-box>
        </draw:frame>
        <draw:frame draw:style-name="gr2" draw:text-style-name="P1" draw:layer="Beschriftung" svg:width="0.756cm" svg:height="0.531cm" svg:x="14.225cm" svg:y="18.856cm">
          <draw:text-box>
            <text:p><text:span text:style-name="T1">---</text:span></text:p>
          </draw:text-box>
        </draw:frame>
        <draw:frame draw:style-name="gr5" draw:text-style-name="P1" draw:layer="Beschriftung" svg:width="1.912cm" svg:height="0.531cm" svg:x="13.65cm" svg:y="19.258cm">
          <draw:text-box>
            <text:p><text:span text:style-name="T1">ÄNDERUNG</text:span></text:p>
          </draw:text-box>
        </draw:frame>
        <draw:frame draw:style-name="gr5" draw:text-style-name="P1" draw:layer="Beschriftung" svg:width="1.912cm" svg:height="0.531cm" svg:x="13.651cm" svg:y="19.259cm">
          <draw:text-box>
            <text:p><text:span text:style-name="T1">ÄNDERUNG</text:span></text:p>
          </draw:text-box>
        </draw:frame>
        <draw:frame draw:style-name="gr2" draw:text-style-name="P1" draw:layer="Beschriftung" svg:width="0.756cm" svg:height="0.531cm" svg:x="17.126cm" svg:y="17.252cm">
          <draw:text-box>
            <text:p><text:span text:style-name="T1">---</text:span></text:p>
          </draw:text-box>
        </draw:frame>
        <draw:frame draw:style-name="gr2" draw:text-style-name="P1" draw:layer="Beschriftung" svg:width="0.756cm" svg:height="0.531cm" svg:x="17.126cm" svg:y="17.653cm">
          <draw:text-box>
            <text:p><text:span text:style-name="T1">---</text:span></text:p>
          </draw:text-box>
        </draw:frame>
        <draw:frame draw:style-name="gr2" draw:text-style-name="P1" draw:layer="Beschriftung" svg:width="0.756cm" svg:height="0.531cm" svg:x="17.126cm" svg:y="18.054cm">
          <draw:text-box>
            <text:p><text:span text:style-name="T1">---</text:span></text:p>
          </draw:text-box>
        </draw:frame>
        <draw:frame draw:style-name="gr2" draw:text-style-name="P1" draw:layer="Beschriftung" svg:width="0.756cm" svg:height="0.531cm" svg:x="17.126cm" svg:y="18.455cm">
          <draw:text-box>
            <text:p><text:span text:style-name="T1">---</text:span></text:p>
          </draw:text-box>
        </draw:frame>
        <draw:frame draw:style-name="gr2" draw:text-style-name="P1" draw:layer="Beschriftung" svg:width="0.756cm" svg:height="0.531cm" svg:x="17.126cm" svg:y="18.856cm">
          <draw:text-box>
            <text:p><text:span text:style-name="T1">---</text:span></text:p>
          </draw:text-box>
        </draw:frame>
        <draw:frame draw:style-name="gr6" draw:text-style-name="P1" draw:layer="Beschriftung" svg:width="1.967cm" svg:height="0.531cm" svg:x="16.525cm" svg:y="16.85cm">
          <draw:text-box>
            <text:p><text:span text:style-name="T1">T.Demir</text:span></text:p>
          </draw:text-box>
        </draw:frame>
        <draw:frame draw:style-name="gr7" draw:text-style-name="P1" draw:layer="Beschriftung" svg:width="0.773cm" svg:height="0.531cm" svg:x="18.518cm" svg:y="16.85cm">
          <draw:text-box>
            <text:p><text:span text:style-name="T1">01</text:span></text:p>
          </draw:text-box>
        </draw:frame>
        <draw:frame draw:style-name="gr8" draw:text-style-name="P1" draw:layer="Beschriftung" svg:width="2.034cm" svg:height="0.531cm" svg:x="16.495cm" svg:y="19.258cm">
          <draw:text-box>
            <text:p><text:span text:style-name="T1">BEARBEITET</text:span></text:p>
          </draw:text-box>
        </draw:frame>
        <draw:frame draw:style-name="gr9" draw:text-style-name="P1" draw:layer="Beschriftung" svg:width="1.256cm" svg:height="0.531cm" svg:x="18.235cm" svg:y="19.259cm">
          <draw:text-box>
            <text:p><text:span text:style-name="T1">INDEX</text:span></text:p>
          </draw:text-box>
        </draw:frame>
        <draw:frame draw:style-name="gr2" draw:text-style-name="P1" draw:layer="Beschriftung" svg:width="0.756cm" svg:height="0.531cm" svg:x="18.527cm" svg:y="17.252cm">
          <draw:text-box>
            <text:p><text:span text:style-name="T1">---</text:span></text:p>
          </draw:text-box>
        </draw:frame>
        <draw:frame draw:style-name="gr2" draw:text-style-name="P1" draw:layer="Beschriftung" svg:width="0.756cm" svg:height="0.531cm" svg:x="18.527cm" svg:y="17.653cm">
          <draw:text-box>
            <text:p><text:span text:style-name="T1">---</text:span></text:p>
          </draw:text-box>
        </draw:frame>
        <draw:frame draw:style-name="gr2" draw:text-style-name="P1" draw:layer="Beschriftung" svg:width="0.756cm" svg:height="0.531cm" svg:x="18.527cm" svg:y="18.054cm">
          <draw:text-box>
            <text:p><text:span text:style-name="T1">---</text:span></text:p>
          </draw:text-box>
        </draw:frame>
        <draw:frame draw:style-name="gr2" draw:text-style-name="P1" draw:layer="Beschriftung" svg:width="0.756cm" svg:height="0.531cm" svg:x="18.527cm" svg:y="18.455cm">
          <draw:text-box>
            <text:p><text:span text:style-name="T1">---</text:span></text:p>
          </draw:text-box>
        </draw:frame>
        <draw:frame draw:style-name="gr2" draw:text-style-name="P1" draw:layer="Beschriftung" svg:width="0.756cm" svg:height="0.531cm" svg:x="18.527cm" svg:y="18.856cm">
          <draw:text-box>
            <text:p><text:span text:style-name="T1">---</text:span></text:p>
          </draw:text-box>
        </draw:frame>
        <draw:frame draw:style-name="gr10" draw:text-style-name="P3" draw:layer="Beschriftung" svg:width="6.109cm" svg:height="1.251cm" svg:x="22.291cm" svg:y="17.149cm">
          <draw:text-box>
            <text:p text:style-name="P2"><text:span text:style-name="T2">Akku-Träger</text:span></text:p>
          </draw:text-box>
        </draw:frame>
        <draw:frame draw:style-name="gr11" draw:text-style-name="P4" draw:layer="Beschriftung" svg:width="1.5cm" svg:height="0.649cm" svg:x="27cm" svg:y="18.201cm">
          <draw:text-box>
            <text:p text:style-name="P2"><text:span text:style-name="T3">Blatt</text:span></text:p>
          </draw:text-box>
        </draw:frame>
        <draw:frame draw:style-name="gr11" draw:text-style-name="P4" draw:layer="Beschriftung" svg:width="1.5cm" svg:height="0.649cm" svg:x="27cm" svg:y="18.902cm">
          <draw:text-box>
            <text:p text:style-name="P2"><text:span text:style-name="T3">1 / 1</text:span></text:p>
          </draw:text-box>
        </draw:frame>
        <draw:frame draw:style-name="gr12" draw:text-style-name="P6" draw:layer="Beschriftung" svg:width="2.9cm" svg:height="1.7cm" svg:x="19.4cm" svg:y="18.1cm">
          <draw:text-box>
            <text:p text:style-name="P5"><text:span text:style-name="T4">Tolga Demir</text:span></text:p>
            <text:p text:style-name="P5"><text:span text:style-name="T4">Bachelor-Thesis</text:span></text:p>
            <text:p text:style-name="P5"><text:span text:style-name="T4"/></text:p>
          </draw:text-box>
        </draw:frame>
        <draw:line draw:style-name="gr13" draw:text-style-name="P2" draw:layer="Rahmen" svg:x1="19.4cm" svg:y1="18.15cm" svg:x2="28.5cm" svg:y2="18.15cm">
          <text:p/>
        </draw:line>
        <draw:line draw:style-name="gr13" draw:text-style-name="P2" draw:layer="Rahmen" svg:x1="27cm" svg:y1="19.8cm" svg:x2="27cm" svg:y2="18.15cm">
          <text:p/>
        </draw:line>
        <draw:line draw:style-name="gr13" draw:text-style-name="P2" draw:layer="Rahmen" svg:x1="22.3cm" svg:y1="16.9cm" svg:x2="22.3cm" svg:y2="19.8cm">
          <text:p/>
        </draw:line>
        <draw:line draw:style-name="gr13" draw:text-style-name="P2" draw:layer="Rahmen" svg:x1="10.3cm" svg:y1="19.3cm" svg:x2="19.4cm" svg:y2="19.3cm">
          <text:p/>
        </draw:line>
        <draw:line draw:style-name="gr13" draw:text-style-name="P2" draw:layer="Rahmen" svg:x1="11.768cm" svg:y1="16.9cm" svg:x2="11.768cm" svg:y2="19.78cm">
          <text:p/>
        </draw:line>
        <draw:line draw:style-name="gr13" draw:text-style-name="P2" draw:layer="Rahmen" svg:x1="18.367cm" svg:y1="19.78cm" svg:x2="18.367cm" svg:y2="16.9cm">
          <text:p/>
        </draw:line>
        <draw:line draw:style-name="gr13" draw:text-style-name="P2" draw:layer="Rahmen" svg:x1="16.673cm" svg:y1="19.78cm" svg:x2="16.673cm" svg:y2="16.9cm">
          <text:p/>
        </draw:line>
        <draw:rect draw:style-name="gr14" draw:text-style-name="P7" draw:layer="Rahmen" svg:width="27.3cm" svg:height="18.3cm" svg:x="1.2cm" svg:y="1.5cm">
          <text:p/>
        </draw:rect>
        <draw:rect draw:style-name="gr14" draw:text-style-name="P7" draw:layer="Rahmen" svg:width="9.1cm" svg:height="2.9cm" svg:x="19.4cm" svg:y="16.9cm">
          <text:p/>
        </draw:rect>
        <draw:line draw:style-name="gr13" draw:text-style-name="P2" draw:layer="Rahmen" svg:x1="10.3cm" svg:y1="18.9cm" svg:x2="19.4cm" svg:y2="18.9cm">
          <text:p/>
        </draw:line>
        <draw:line draw:style-name="gr13" draw:text-style-name="P2" draw:layer="Rahmen" svg:x1="10.3cm" svg:y1="18.5cm" svg:x2="19.4cm" svg:y2="18.5cm">
          <text:p/>
        </draw:line>
        <draw:line draw:style-name="gr13" draw:text-style-name="P2" draw:layer="Rahmen" svg:x1="10.3cm" svg:y1="18.1cm" svg:x2="19.4cm" svg:y2="18.1cm">
          <text:p/>
        </draw:line>
        <draw:line draw:style-name="gr13" draw:text-style-name="P2" draw:layer="Rahmen" svg:x1="10.3cm" svg:y1="17.7cm" svg:x2="19.4cm" svg:y2="17.7cm">
          <text:p/>
        </draw:line>
        <draw:line draw:style-name="gr13" draw:text-style-name="P2" draw:layer="Rahmen" svg:x1="10.3cm" svg:y1="17.3cm" svg:x2="19.4cm" svg:y2="17.3cm">
          <text:p/>
        </draw:line>
        <draw:rect draw:style-name="gr14" draw:text-style-name="P7" draw:layer="Rahmen" svg:width="9.1cm" svg:height="2.9cm" svg:x="10.3cm" svg:y="16.9cm">
          <text:p/>
        </draw:rect>
        <draw:frame draw:style-name="gr15" draw:text-style-name="P8" draw:layer="layout" svg:width="2.5cm" svg:height="1.673cm" svg:x="23.3cm" svg:y="18.4cm">
          <draw:text-box>
            <text:p>Ct‘Bot</text:p>
          </draw:text-box>
        </draw:frame>
        <draw:frame draw:style-name="gr16" draw:text-style-name="P7" draw:layer="layout" svg:width="2.413cm" svg:height="1.706cm" svg:x="25.987cm" svg:y="1.6cm">
          <draw:image xlink:href="Pictures/1000020100000185000001132A5698A1F95B0384.png" xlink:type="simple" xlink:show="embed" xlink:actuate="onLoad">
            <text:p/>
          </draw:image>
        </draw:frame>
        <draw:custom-shape draw:style-name="gr17" draw:text-style-name="P9" draw:layer="layout" svg:width="7.4cm" svg:height="9.2cm" svg:x="11.072cm" svg:y="4.492cm">
          <text:p/>
          <draw:enhanced-geometry svg:viewBox="0 0 21600 21600" draw:type="rectangle" draw:enhanced-path="M 0 0 L 21600 0 21600 21600 0 21600 0 0 Z N"/>
        </draw:custom-shape>
        <draw:line draw:style-name="gr18" draw:text-style-name="P7" draw:layer="layout" svg:x1="18.5cm" svg:y1="4.5cm" svg:x2="22.4cm" svg:y2="4.5cm">
          <text:p/>
        </draw:line>
        <draw:line draw:style-name="gr18" draw:text-style-name="P7" draw:layer="layout" svg:x1="18.5cm" svg:y1="13.7cm" svg:x2="22.6cm" svg:y2="13.7cm">
          <text:p/>
        </draw:line>
        <draw:custom-shape draw:style-name="gr19" draw:text-style-name="P10" draw:layer="layout" svg:width="0.6cm" svg:height="0.6cm" svg:x="11.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draw:layer="layout" svg:width="0.6cm" svg:height="0.6cm" svg:x="17.6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draw:layer="layout" svg:width="0.6cm" svg:height="0.6cm" svg:x="11.3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0" draw:layer="layout" svg:width="0.6cm" svg:height="0.6cm" svg:x="17.618cm" svg:y="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7" draw:layer="layout" svg:x1="21.9cm" svg:y1="4.5cm" svg:x2="22cm" svg:y2="13.7cm">
          <text:p/>
        </draw:line>
        <draw:line draw:style-name="gr21" draw:text-style-name="P7" draw:layer="layout" svg:x1="12cm" svg:y1="5.1cm" svg:x2="12cm" svg:y2="3.3cm">
          <text:p/>
        </draw:line>
        <draw:line draw:style-name="gr21" draw:text-style-name="P7" draw:layer="layout" svg:x1="11.4cm" svg:y1="5.1cm" svg:x2="11.4cm" svg:y2="3.3cm">
          <text:p/>
        </draw:line>
        <draw:frame draw:style-name="gr22" draw:text-style-name="P12" draw:layer="layout" svg:width="0.8cm" svg:height="0.725cm" svg:x="11.3cm" svg:y="2.638cm">
          <draw:text-box>
            <text:p text:style-name="P11"><text:span text:style-name="T5">3</text:span></text:p>
          </draw:text-box>
        </draw:frame>
        <draw:frame draw:style-name="gr23" draw:text-style-name="P12" draw:layer="layout" svg:width="1.2cm" svg:height="1.5cm" draw:transform="rotate (1.5707963267949) translate (20.8cm 10.1cm)">
          <draw:text-box>
            <text:p text:style-name="P11"><text:span text:style-name="T5">70</text:span></text:p>
          </draw:text-box>
        </draw:frame>
        <draw:line draw:style-name="gr18" draw:text-style-name="P7" draw:layer="layout" svg:x1="11.1cm" svg:y1="13.7cm" svg:x2="11.1cm" svg:y2="15.4cm">
          <text:p/>
        </draw:line>
        <draw:line draw:style-name="gr18" draw:text-style-name="P7" draw:layer="layout" svg:x1="18.5cm" svg:y1="13.6cm" svg:x2="18.5cm" svg:y2="15.3cm">
          <text:p/>
        </draw:line>
        <draw:line draw:style-name="gr20" draw:text-style-name="P7" draw:layer="layout" svg:x1="11.1cm" svg:y1="15.1cm" svg:x2="18.5cm" svg:y2="15.1cm">
          <text:p/>
        </draw:line>
        <draw:frame draw:style-name="gr24" draw:text-style-name="P12" draw:layer="layout" svg:width="2.6cm" svg:height="0.725cm" svg:x="14.1cm" svg:y="14.275cm">
          <draw:text-box>
            <text:p text:style-name="P11"><text:span text:style-name="T5">90</text:span></text:p>
          </draw:text-box>
        </draw:frame>
        <draw:line draw:style-name="gr25" draw:text-style-name="P7" draw:layer="layout" svg:x1="10.344cm" svg:y1="3.532cm" svg:x2="11.36cm" svg:y2="3.532cm">
          <text:p/>
        </draw:line>
        <draw:line draw:style-name="gr26" draw:text-style-name="P7" draw:layer="layout" svg:x1="11.36cm" svg:y1="3.532cm" svg:x2="11.995cm" svg:y2="3.532cm">
          <text:p/>
        </draw:line>
        <draw:line draw:style-name="gr27" draw:text-style-name="P7" draw:layer="layout" svg:x1="11.995cm" svg:y1="3.532cm" svg:x2="13.138cm" svg:y2="3.53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fill-image draw:name="_35__20_Percent" draw:display-name="5 Percent" xlink:href="Pictures/100000000000000800000008B2AA4E6A4F6D2D73.png" xlink:type="simple" xlink:show="embed" xlink:actuate="onLoad"/>
    <draw:fill-image draw:name="Large_20_Grid" draw:display-name="Large Grid" xlink:href="Pictures/1000000000000008000000087E6FD3C1D8C58AC2.png" xlink:type="simple" xlink:show="embed" xlink:actuate="onLoad"/>
    <draw:fill-image draw:name="Small_20_Grid" draw:display-name="Small Grid" xlink:href="Pictures/1000000000000008000000082CA04B16BAE3525F.png" xlink:type="simple" xlink:show="embed" xlink:actuate="onLoad"/>
    <draw:marker draw:name="Arrow" svg:viewBox="0 0 20 30" svg:d="M10 0l-10 30h20z"/>
    <draw:marker draw:name="Dimension_20_Lines" draw:display-name="Dimension Lines" svg:viewBox="0 0 836 110" svg:d="M0 0h278 278 280v36 36 38h-278-278-280v-36-36z"/>
    <draw:marker draw:name="Small_20_Arrow" draw:display-name="Small Arrow" svg:viewBox="0 0 1321 3493" svg:d="M1321 3493h-1321l661-3493z"/>
    <draw:marker draw:name="Symmetric_20_Arrow" draw:display-name="Symmetric Arrow" svg:viewBox="0 0 1131 902" svg:d="M564 0l-564 902h1131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2cm" fo:margin-left="1.2cm" fo:margin-right="1.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draw:layer draw:name="Rahmen"/>
    </draw:layer-set>
    <style:master-page style:name="formvorlage_5f_-_5f_technische_5f_zeichnung_5f_v200904" style:display-name="formvorlage_-_technische_zeichnung_v20090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3T19:15:05.545724554</meta:creation-date>
    <meta:editing-duration>P0D</meta:editing-duration>
    <meta:editing-cycles>1</meta:editing-cycles>
    <meta:generator>LibreOffice/6.0.7.3$Linux_X86_64 LibreOffice_project/00m0$Build-3</meta:generator>
    <dc:description>Der Urheber dieser Vorlage ist:
	Kristjan Schmidt (meph_667@freenet.de)

Copyright 2009. Alle Rechte vorbehalten.

Diese Vorlage ist freie Software, steht unter der LGPL und darf entsprechend dieser verwendet und verbreitet werden.
Der Lizenztext ist zu finden unter  http://www.gnu.de/documents/lgpl-3.0.de.html

Die Vorlage wird verteilt in der Hoffnung, dass sie Nutzen für den Anwender bringt, aber OHNE JEDE GARANTIE. Es bestehen weder Gewährleistungsansprüche irgendwelcher Art noch die Zusicherung irgendwelcher Eigenschaften. Bitte lesen Sie den Lizenztext der LGPL für detailierte Informationen.

Rückmeldungen und Verbesserungsvorschläge sind sehr willkommen.</dc:description>
    <dc:subject>Formvorlage</dc:subject>
    <dc:title>Technische Zeichnungen, Lagepläne, Schaltungen usw.</dc:title>
    <meta:print-date>2019-07-03T19:34:08.245786716</meta:print-date>
    <meta:document-statistic meta:object-count="70"/>
    <meta:user-defined meta:name="Info 1"/>
    <meta:user-defined meta:name="Info 2"/>
    <meta:user-defined meta:name="Info 3"/>
    <meta:user-defined meta:name="Info 4"/>
  </office:meta>
</office:document-meta>
</file>